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1c3405"/>
    </style:style>
    <style:style style:name="P2" style:family="paragraph" style:parent-style-name="Table_20_Contents">
      <style:text-properties style:font-name="Times New Roman" fo:font-weight="bold" officeooo:rsid="001a75a1" officeooo:paragraph-rsid="001c3405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1c3405"/>
    </style:style>
    <style:style style:name="P4" style:family="paragraph" style:parent-style-name="Table_20_Contents">
      <style:text-properties style:font-name="Times New Roman" fo:font-size="10pt" officeooo:rsid="001a75a1" officeooo:paragraph-rsid="001c3405" style:font-size-asian="10pt" style:font-size-complex="10pt"/>
    </style:style>
    <style:style style:name="P5" style:family="paragraph" style:parent-style-name="Table_20_Contents">
      <style:text-properties style:font-name="Times New Roman" officeooo:paragraph-rsid="001c3405"/>
    </style:style>
    <style:style style:name="P6" style:family="paragraph" style:parent-style-name="Table_20_Contents">
      <style:text-properties style:font-name="Times New Roman" officeooo:rsid="001d3941" officeooo:paragraph-rsid="001d3941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1c3405" officeooo:paragraph-rsid="001c34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PIs</text:p>
      <table:table table:name="Table1" table:style-name="Table1">
        <table:table-column table:style-name="Table1.A"/>
        <table:table-column table:style-name="Table1.B"/>
        <table:table-row table:style-name="TableLine1684374003648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684374006368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3740109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374000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07184">
          <table:table-cell table:style-name="Table1.A1" office:value-type="string">
            <text:p text:style-name="P6">Code with Ania Kubow</text:p>
            <text:p text:style-name="P6">How to use APIs</text:p>
          </table:table-cell>
          <table:table-cell table:style-name="Table1.A1" office:value-type="string">
            <text:p text:style-name="P5">https://youtu.be/dfaj4vI8QxE</text:p>
          </table:table-cell>
        </table:table-row>
        <table:table-row table:style-name="TableLine1684374007456">
          <table:table-cell table:style-name="Table1.A1" office:value-type="string">
            <text:p text:style-name="P6">Freecodecamp.org</text:p>
            <text:p text:style-name="P6">craigsdennis</text:p>
            <text:p text:style-name="P6">APIs for Beginners - How to use an API (Full Course / Tutorial)</text:p>
          </table:table-cell>
          <table:table-cell table:style-name="Table1.A1" office:value-type="string">
            <text:p text:style-name="P5">https://youtu.be/GZvSYJDk-us</text:p>
          </table:table-cell>
        </table:table-row>
        <table:table-row table:style-name="TableLine1684374008000">
          <table:table-cell table:style-name="Table1.A1" office:value-type="string">
            <text:p text:style-name="P6">IBM Cloud</text:p>
            <text:p text:style-name="P6">API vs. SDK: What's the difference?</text:p>
          </table:table-cell>
          <table:table-cell table:style-name="Table1.A1" office:value-type="string">
            <text:p text:style-name="P5">https://youtu.be/kG-fLp9BTRo</text:p>
          </table:table-cell>
        </table:table-row>
        <table:table-row table:style-name="TableLine1684374008272">
          <table:table-cell table:style-name="Table1.A1" office:value-type="string">
            <text:p text:style-name="P6">Caleb Curry</text:p>
            <text:p text:style-name="P5">REST API Crash Course - Introduction + Full Python API Tutorial</text:p>
          </table:table-cell>
          <table:table-cell table:style-name="Table1.A1" office:value-type="string">
            <text:p text:style-name="P5">https://youtu.be/qbLc5a9jdXo</text:p>
          </table:table-cell>
        </table:table-row>
        <table:table-row table:style-name="TableLine16843740115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01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18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20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26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58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50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39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6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316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72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8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88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80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3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8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24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94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343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40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21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86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75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7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313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05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89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73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67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319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6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70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16843740243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07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191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18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02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374028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3:59:26.106000000</meta:creation-date>
    <dc:date>2021-08-19T04:32:18.035000000</dc:date>
    <meta:editing-duration>PT14M41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18" meta:word-count="57" meta:character-count="405" meta:non-whitespace-character-count="366"/>
  </office:meta>
</office:document-meta>
</file>